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`2002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`2002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3">
            <text:p>3</text:p>
          </table:table-cell>
          <table:table-cell table:number-columns-repeated="20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`2002-vir" style:display-name="PageStyle_hate-crimes-on-campus-`2002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